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7681in"/>
    </style:style>
    <style:style style:name="co2" style:family="table-column">
      <style:table-column-properties fo:break-before="auto" style:column-width="6.9047in"/>
    </style:style>
    <style:style style:name="co3" style:family="table-column">
      <style:table-column-properties fo:break-before="auto" style:column-width="4.26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fo:background-color="#ff0000"/>
    </style:style>
  </office:automatic-styles>
  <office:body>
    <office:spreadsheet>
      <table:table table:name="Overvi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Artifact</text:p>
          </table:table-cell>
          <table:table-cell table:style-name="ce3" office:value-type="string" calcext:value-type="string">
            <text:p>Version (this value was the manged one from maven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sonatype-aether:6.1.0-SNAPSHOT</text:p>
          </table:table-cell>
          <table:table-cell office:value-type="string" calcext:value-type="string">
            <text:p>org.sonatype.aether:aether-spi:jar</text:p>
          </table:table-cell>
          <table:table-cell office:value-type="string" calcext:value-type="string">
            <text:p>1.13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ant:6.1.0-SNAPSHOT</text:p>
          </table:table-cell>
          <table:table-cell office:value-type="string" calcext:value-type="string">
            <text:p>org.apache.ant:ant-launcher:jar</text:p>
          </table:table-cell>
          <table:table-cell office:value-type="string" calcext:value-type="string">
            <text:p>1.8.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camel:6.1.0-SNAPSHOT</text:p>
          </table:table-cell>
          <table:table-cell office:value-type="string" calcext:value-type="string">
            <text:p>org.apache.camel:camel-josql:jar</text:p>
          </table:table-cell>
          <table:table-cell office:value-type="string" calcext:value-type="string">
            <text:p>2.12.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camel:apt:jar</text:p>
          </table:table-cell>
          <table:table-cell office:value-type="string" calcext:value-type="string">
            <text:p>2.12.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camel:spi-annotations:jar</text:p>
          </table:table-cell>
          <table:table-cell office:value-type="string" calcext:value-type="string">
            <text:p>2.12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codehouse-plexus:6.1.0-SNAPSHOT</text:p>
          </table:table-cell>
          <table:table-cell office:value-type="string" calcext:value-type="string">
            <text:p>org.codehaus.plexus:plexus-classworlds:jar</text:p>
          </table:table-cell>
          <table:table-cell office:value-type="string" calcext:value-type="string">
            <text:p>2.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codehaus.plexus:plexus-component-annotations:jar</text:p>
          </table:table-cell>
          <table:table-cell office:value-type="string" calcext:value-type="string">
            <text:p>1.5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codehaus.plexus:plexus-interpolation:jar</text:p>
          </table:table-cell>
          <table:table-cell office:value-type="string" calcext:value-type="string">
            <text:p>1.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lucene:6.1.0-SNAPSHOT</text:p>
          </table:table-cell>
          <table:table-cell office:value-type="string" calcext:value-type="string">
            <text:p>org.apache.lucene:lucene-queries:jar</text:p>
          </table:table-cell>
          <table:table-cell office:value-type="string" calcext:value-type="string">
            <text:p>4.0.0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2" office:value-type="string" calcext:value-type="string">
            <text:p>org.apache.lucene:lucene-sandbox:jar</text:p>
          </table:table-cell>
          <table:table-cell table:style-name="ce5" office:value-type="string" calcext:value-type="string">
            <text:p>4.0.0</text:p>
          </table:table-cell>
          <table:table-cell table:style-name="ce2" table:number-columns-repeated="1021"/>
        </table:table-row>
        <table:table-row table:style-name="ro2">
          <table:table-cell office:value-type="string" calcext:value-type="string">
            <text:p>org.kie:org-apache-maven:6.1.0-SNAPSHOT</text:p>
          </table:table-cell>
          <table:table-cell office:value-type="string" calcext:value-type="string">
            <text:p>org.apache.maven:maven-settings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model-builder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repository-metadata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artifact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settings-builder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sonatype-sisu:6.1.0-SNAPSHOT</text:p>
          </table:table-cell>
          <table:table-cell office:value-type="string" calcext:value-type="string">
            <text:p>org.sonatype.sisu:sisu-inject-bean:jar</text:p>
          </table:table-cell>
          <table:table-cell office:value-type="string" calcext:value-type="string">
            <text:p>2.2.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sonatype.sisu:sisu-guice:jar:no_aop</text:p>
          </table:table-cell>
          <table:table-cell table:style-name="Default" office:value-type="string" calcext:value-type="string">
            <text:p>3.0.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codehaus.plexus:plexus-container-default:jar</text:p>
          </table:table-cell>
          <table:table-cell office:value-type="string" calcext:value-type="string">
            <text:p>1.0-alpha-9-stable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tukaani:6.1.0-SNAPSHOT</text:p>
          </table:table-cell>
          <table:table-cell office:value-type="string" calcext:value-type="string">
            <text:p>org.tukaani:xz:jar</text:p>
          </table:table-cell>
          <table:table-cell office:value-type="string" calcext:value-type="string">
            <text:p>1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sonatype-plexus:6.1.0-SNAPSHOT</text:p>
          </table:table-cell>
          <table:table-cell office:value-type="string" calcext:value-type="string">
            <text:p>org.sonatype.plexus:plexus-cipher:jar</text:p>
          </table:table-cell>
          <table:table-cell office:value-type="string" calcext:value-type="string">
            <text:p>1.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sonatype.plexus:plexus-sec-dispatcher:jar</text:p>
          </table:table-cell>
          <table:table-cell office:value-type="string" calcext:value-type="string">
            <text:p>1.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maven-wagon:6.1.0-SNAPSHOT</text:p>
          </table:table-cell>
          <table:table-cell office:value-type="string" calcext:value-type="string">
            <text:p>org.apache.maven.wagon:wagon-http-shared4:jar</text:p>
          </table:table-cell>
          <table:table-cell office:value-type="string" calcext:value-type="string">
            <text:p>2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zookeeper:6.1.0-SNAPSHOT</text:p>
          </table:table-cell>
          <table:table-cell office:value-type="string" calcext:value-type="string">
            <text:p>org.apache.zookeeper:zookeeper:jar</text:p>
          </table:table-cell>
          <table:table-cell office:value-type="string" calcext:value-type="string">
            <text:p>3.3.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batik:6.1.0-SNAPSHOT</text:p>
          </table:table-cell>
          <table:table-cell office:value-type="string" calcext:value-type="string">
            <text:p>batik:batik-gui-util:jar</text:p>
          </table:table-cell>
          <table:table-cell office:value-type="string" calcext:value-type="string">
            <text:p>1.6-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rg.kie:org-apache-commons-logging:6.1.0-SNAPSHOT</text:p>
          </table:table-cell>
          <table:table-cell table:style-name="ce2" office:value-type="string" calcext:value-type="string">
            <text:p>commons-logging:commons-logging-api:jar</text:p>
          </table:table-cell>
          <table:table-cell table:style-name="ce5" office:value-type="string" calcext:value-type="string">
            <text:p>1.1</text:p>
          </table:table-cell>
          <table:table-cell table:style-name="ce2" table:number-columns-repeated="1021"/>
        </table:table-row>
        <table:table-row table:style-name="ro2">
          <table:table-cell office:value-type="string" calcext:value-type="string">
            <text:p>org.kie:org-apache-commons-lang3:6.1.0-SNAPSHOT</text:p>
          </table:table-cell>
          <table:table-cell office:value-type="string" calcext:value-type="string">
            <text:p>org.apache.commons:commons-lang3:jar</text:p>
          </table:table-cell>
          <table:table-cell office:value-type="string" calcext:value-type="string">
            <text:p>3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aopalliance:6.1.0-SNAPSHOT</text:p>
          </table:table-cell>
          <table:table-cell office:value-type="string" calcext:value-type="string">
            <text:p>aopalliance:aopalliance:jar</text:p>
          </table:table-cell>
          <table:table-cell office:value-type="string" calcext:value-type="string">
            <text:p>1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args4j:6.1.0-SNAPSHOT</text:p>
          </table:table-cell>
          <table:table-cell office:value-type="string" calcext:value-type="string">
            <text:p>args4j:args4j:jar</text:p>
          </table:table-cell>
          <table:table-cell office:value-type="string" calcext:value-type="string">
            <text:p>2.0.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github-sgroschupf-zkclient:6.1.0-SNAPSHOT</text:p>
          </table:table-cell>
          <table:table-cell office:value-type="string" calcext:value-type="string">
            <text:p>com.github.sgroschupf:zkclient:jar</text:p>
          </table:table-cell>
          <table:table-cell office:value-type="string" calcext:value-type="string">
            <text:p>0.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rg.kie:com-google-code-findbugs:6.1.0-SNAPSHOT</text:p>
          </table:table-cell>
          <table:table-cell table:style-name="ce2" office:value-type="string" calcext:value-type="string">
            <text:p>com.google.code.findbugs:jsr305:jar</text:p>
          </table:table-cell>
          <table:table-cell table:style-name="ce5" office:value-type="string" calcext:value-type="string">
            <text:p>1.3.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google-inject:6.1.0-SNAPSHOT</text:p>
          </table:table-cell>
          <table:table-cell office:value-type="string" calcext:value-type="string">
            <text:p>com.google.inject:guice:jar </text:p>
          </table:table-cell>
          <table:table-cell office:value-type="string" calcext:value-type="string">
            <text:p>3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googlecode-jarjar:6.1.0-SNAPSHOT</text:p>
          </table:table-cell>
          <table:table-cell office:value-type="string" calcext:value-type="string">
            <text:p>com.googlecode.jarjar:jarjar:jar </text:p>
          </table:table-cell>
          <table:table-cell office:value-type="string" calcext:value-type="string">
            <text:p>1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ning:6.1.0-SNAPSHOT</text:p>
          </table:table-cell>
          <table:table-cell office:value-type="string" calcext:value-type="string">
            <text:p>com.ning:async-http-client:jar</text:p>
          </table:table-cell>
          <table:table-cell office:value-type="string" calcext:value-type="string">
            <text:p>1.6.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jakarta-regexp:6.1.0-SNAPSHOT</text:p>
          </table:table-cell>
          <table:table-cell office:value-type="string" calcext:value-type="string">
            <text:p>jakarta-regexp:jakarta-regexp:jar</text:p>
          </table:table-cell>
          <table:table-cell office:value-type="string" calcext:value-type="string">
            <text:p>1.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net-sf-josql:6.1.0-SNAPSHOT</text:p>
          </table:table-cell>
          <table:table-cell office:value-type="string" calcext:value-type="string">
            <text:p>net.sf.josql:gentlyweb-utils:jar</text:p>
          </table:table-cell>
          <table:table-cell office:value-type="string" calcext:value-type="string">
            <text:p>1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et.sf.josql:josql:jar</text:p>
          </table:table-cell>
          <table:table-cell office:value-type="string" calcext:value-type="string">
            <text:p>1.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avalon-framework:6.1.0-SNAPSHOT</text:p>
          </table:table-cell>
          <table:table-cell office:value-type="string" calcext:value-type="string">
            <text:p>org.apache.avalon.framework:avalon-framework-api:jar</text:p>
          </table:table-cell>
          <table:table-cell office:value-type="string" calcext:value-type="string">
            <text:p>4.3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geronimo-specs:6.1.0-SNAPSHOT</text:p>
          </table:table-cell>
          <table:table-cell office:value-type="string" calcext:value-type="string">
            <text:p>org.apache.geronimo.specs:geronimo-activation_1.0.2_spec:jar</text:p>
          </table:table-cell>
          <table:table-cell office:value-type="string" calcext:value-type="string">
            <text:p>1.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geronimo.specs:geronimo-javamail_1.4_spec:jar</text:p>
          </table:table-cell>
          <table:table-cell office:value-type="string" calcext:value-type="string">
            <text:p>1.7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codehaus-woodstox:6.1.0-SNAPSHOT</text:p>
          </table:table-cell>
          <table:table-cell office:value-type="string" calcext:value-type="string">
            <text:p>org.codehaus.woodstox:stax2-api:jar</text:p>
          </table:table-cell>
          <table:table-cell office:value-type="string" calcext:value-type="string">
            <text:p>3.1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eclipse-emf:6.1.0-SNAPSHOT</text:p>
          </table:table-cell>
          <table:table-cell office:value-type="string" calcext:value-type="string">
            <text:p>org.eclipse.emf:org.eclipse.emf.common:jar</text:p>
          </table:table-cell>
          <table:table-cell office:value-type="string" calcext:value-type="string">
            <text:p>2.6.0.v20100614-113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eclipse.emf:org.eclipse.emf.ecore.xmi:jar</text:p>
          </table:table-cell>
          <table:table-cell office:value-type="string" calcext:value-type="string">
            <text:p>2.5.0.v20100521-184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eclipse.emf:org.eclipse.emf.ecore:jar</text:p>
          </table:table-cell>
          <table:table-cell office:value-type="string" calcext:value-type="string">
            <text:p>2.6.0.v20100614-113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hamcrest:6.1.0-SNAPSHOT</text:p>
          </table:table-cell>
          <table:table-cell office:value-type="string" calcext:value-type="string">
            <text:p>org.hamcrest:hamcrest-core:jar</text:p>
          </table:table-cell>
          <table:table-cell office:value-type="string" calcext:value-type="string">
            <text:p>1.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jasypt:6.1.0-SNAPSHOT</text:p>
          </table:table-cell>
          <table:table-cell office:value-type="string" calcext:value-type="string">
            <text:p>org.jasypt:jasypt:jar</text:p>
          </table:table-cell>
          <table:table-cell office:value-type="string" calcext:value-type="string">
            <text:p>1.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jsoup:6.1.0-SNAPSHOT</text:p>
          </table:table-cell>
          <table:table-cell office:value-type="string" calcext:value-type="string">
            <text:p>org.jsoup:jsoup:jar</text:p>
          </table:table-cell>
          <table:table-cell office:value-type="string" calcext:value-type="string">
            <text:p>1.6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ocpsoft-prettytime:6.1.0-SNAPSHOT</text:p>
          </table:table-cell>
          <table:table-cell office:value-type="string" calcext:value-type="string">
            <text:p>org.ocpsoft.prettytime:prettytime:jar</text:p>
          </table:table-cell>
          <table:table-cell office:value-type="string" calcext:value-type="string">
            <text:p>3.0.2.Fin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restlet-jse:6.1.0-SNAPSHOT</text:p>
          </table:table-cell>
          <table:table-cell office:value-type="string" calcext:value-type="string">
            <text:p>org.restlet.jse:org.restlet:jar</text:p>
          </table:table-cell>
          <table:table-cell office:value-type="string" calcext:value-type="string">
            <text:p>2.1.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xmlpull:6.1.0-SNAPSHOT</text:p>
          </table:table-cell>
          <table:table-cell office:value-type="string" calcext:value-type="string">
            <text:p>xmlpull:xmlpull:jar</text:p>
          </table:table-cell>
          <table:table-cell office:value-type="string" calcext:value-type="string">
            <text:p>1.1.3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xpp3:6.1.0-SNAPSHOT</text:p>
          </table:table-cell>
          <table:table-cell office:value-type="string" calcext:value-type="string">
            <text:p>xpp3:xpp3_min:jar</text:p>
          </table:table-cell>
          <table:table-cell office:value-type="string" calcext:value-type="string">
            <text:p>1.1.4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kie:org-apache-sshd:6.1.0-SNAPSHOT</text:p>
          </table:table-cell>
          <table:table-cell office:value-type="string" calcext:value-type="string">
            <text:p>org.apache.sshd:sshd-core:jar</text:p>
          </table:table-cell>
          <table:table-cell office:value-type="string" calcext:value-type="string">
            <text:p>0.9.0</text:p>
          </table:table-cell>
          <table:table-cell table:number-columns-repeated="102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w maven messages" table:style-name="ta1">
        <table:table-column table:style-name="co4" table:default-cell-style-name="Default"/>
        <table:table-row table:style-name="ro1">
          <table:table-cell office:value-type="string" calcext:value-type="string">
            <text:p>[INFO] Scanning for projects...</text:p>
          </table:table-cell>
        </table:table-row>
        <table:table-row table:style-name="ro1">
          <table:table-cell office:value-type="string" calcext:value-type="string">
            <text:p>[ERROR] The build could not read 35 projects -&gt; [Help 1]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sonatype-aether:6.1.0-SNAPSHOT (/home/romartin/development/droolsjbpm/kie-eap-integration-test/kie-eap-modules/kie-eap-static-modules/org-sonatype-aether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aether:aether-spi:jar is missing. @ line 52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ant:6.1.0-SNAPSHOT (/home/romartin/development/droolsjbpm/kie-eap-integration-test/kie-eap-modules/kie-eap-static-modules/org-apache-an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ant:ant-launcher:jar is missing. @ line 31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camel:6.1.0-SNAPSHOT (/home/romartin/development/droolsjbpm/kie-eap-integration-test/kie-eap-modules/kie-eap-static-modules/org-apache-camel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amel:camel-josql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amel:apt:jar is missing. @ line 37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amel:spi-annotations:jar is missing. @ line 43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codehouse-plexus:6.1.0-SNAPSHOT (/home/romartin/development/droolsjbpm/kie-eap-integration-test/kie-eap-modules/kie-eap-static-modules/org-codehouse-plexus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classworlds:jar is missing. @ line 31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component-annotations:jar is missing. @ line 38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interpolation:jar is missing. @ line 4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lucene:6.1.0-SNAPSHOT (/home/romartin/development/droolsjbpm/kie-eap-integration-test/kie-eap-modules/kie-eap-static-modules/org-apache-lucene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lucene:lucene-queries:jar is missing. @ line 25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lucene:lucene-sandbox:jar is missing. @ line 32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maven:6.1.0-SNAPSHOT (/home/romartin/development/droolsjbpm/kie-eap-integration-test/kie-eap-modules/kie-eap-static-modules/org-apache-maven/pom.xml) has 5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settings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model-builder:jar is missing. @ line 31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repository-metadata:jar is missing. @ line 38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artifact:jar is missing. @ line 59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settings-builder:jar is missing. @ line 8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sonatype-sisu:6.1.0-SNAPSHOT (/home/romartin/development/droolsjbpm/kie-eap-integration-test/kie-eap-modules/kie-eap-static-modules/org-sonatype-sisu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sisu:sisu-inject-bean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sisu:sisu-guice:jar:no_aop is missing. @ line 38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container-default:jar is missing. @ line 49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tukaani:6.1.0-SNAPSHOT (/home/romartin/development/droolsjbpm/kie-eap-integration-test/kie-eap-modules/kie-eap-static-modules/org-tukaani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tukaani:xz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sonatype-plexus:6.1.0-SNAPSHOT (/home/romartin/development/droolsjbpm/kie-eap-integration-test/kie-eap-modules/kie-eap-static-modules/org-sonatype-plexus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plexus:plexus-cipher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plexus:plexus-sec-dispatcher:jar is missing. @ line 3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maven-wagon:6.1.0-SNAPSHOT (/home/romartin/development/droolsjbpm/kie-eap-integration-test/kie-eap-modules/kie-eap-static-modules/org-apache-maven-wagon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.wagon:wagon-http-shared4:jar is missing. @ line 36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zookeeper:6.1.0-SNAPSHOT (/home/romartin/development/droolsjbpm/kie-eap-integration-test/kie-eap-modules/kie-eap-static-modules/org-apache-zookeeper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zookeeper:zookeeper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batik:6.1.0-SNAPSHOT (/home/romartin/development/droolsjbpm/kie-eap-integration-test/kie-eap-modules/kie-eap-static-modules/org-apache-batik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batik:batik-gui-util:jar is missing. @ line 11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commons-logging:6.1.0-SNAPSHOT (/home/romartin/development/droolsjbpm/kie-eap-integration-test/kie-eap-modules/kie-eap-static-modules/org-apache-commons-logging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mons-logging:commons-logging-api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commons-lang3:6.1.0-SNAPSHOT (/home/romartin/development/droolsjbpm/kie-eap-integration-test/kie-eap-modules/kie-eap-static-modules/org-apache-commons-lang3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ommons:commons-lang3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aopalliance:6.1.0-SNAPSHOT (/home/romartin/development/droolsjbpm/kie-eap-integration-test/kie-eap-modules/kie-eap-static-modules/aopalliance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aopalliance:aopallianc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args4j:6.1.0-SNAPSHOT (/home/romartin/development/droolsjbpm/kie-eap-integration-test/kie-eap-modules/kie-eap-static-modules/args4j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args4j:args4j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ithub-sgroschupf-zkclient:6.1.0-SNAPSHOT (/home/romartin/development/droolsjbpm/kie-eap-integration-test/kie-eap-modules/kie-eap-static-modules/com-github-sgroschupf-zkclien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ithub.sgroschupf:zkclient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oogle-code-findbugs:6.1.0-SNAPSHOT (/home/romartin/development/droolsjbpm/kie-eap-integration-test/kie-eap-modules/kie-eap-static-modules/com-google-code-findbugs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oogle.code.findbugs:jsr305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oogle-inject:6.1.0-SNAPSHOT (/home/romartin/development/droolsjbpm/kie-eap-integration-test/kie-eap-modules/kie-eap-static-modules/com-google-injec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oogle.inject:guic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ooglecode-jarjar:6.1.0-SNAPSHOT (/home/romartin/development/droolsjbpm/kie-eap-integration-test/kie-eap-modules/kie-eap-static-modules/com-googlecode-jarjar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ooglecode.jarjar:jarjar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ning:6.1.0-SNAPSHOT (/home/romartin/development/droolsjbpm/kie-eap-integration-test/kie-eap-modules/kie-eap-static-modules/com-ning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ning:async-http-client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jakarta-regexp:6.1.0-SNAPSHOT (/home/romartin/development/droolsjbpm/kie-eap-integration-test/kie-eap-modules/kie-eap-static-modules/jakarta-regexp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jakarta-regexp:jakarta-regexp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net-sf-josql:6.1.0-SNAPSHOT (/home/romartin/development/droolsjbpm/kie-eap-integration-test/kie-eap-modules/kie-eap-static-modules/net-sf-josql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net.sf.josql:gentlyweb-utils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net.sf.josql:josql:jar is missing. @ line 3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avalon-framework:6.1.0-SNAPSHOT (/home/romartin/development/droolsjbpm/kie-eap-integration-test/kie-eap-modules/kie-eap-static-modules/org-apache-avalon-framework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avalon.framework:avalon-framework-api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geronimo-specs:6.1.0-SNAPSHOT (/home/romartin/development/droolsjbpm/kie-eap-integration-test/kie-eap-modules/kie-eap-static-modules/org-apache-geronimo-specs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geronimo.specs:geronimo-activation_1.0.2_spec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geronimo.specs:geronimo-javamail_1.4_spec:jar is missing. @ line 4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codehaus-woodstox:6.1.0-SNAPSHOT (/home/romartin/development/droolsjbpm/kie-eap-integration-test/kie-eap-modules/kie-eap-static-modules/org-codehaus-woodstox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woodstox:stax2-api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eclipse-emf:6.1.0-SNAPSHOT (/home/romartin/development/droolsjbpm/kie-eap-integration-test/kie-eap-modules/kie-eap-static-modules/org-eclipse-emf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eclipse.emf:org.eclipse.emf.common:jar is missing. @ line 25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eclipse.emf:org.eclipse.emf.ecore.xmi:jar is missing. @ line 31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eclipse.emf:org.eclipse.emf.ecore:jar is missing. @ line 37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hamcrest:6.1.0-SNAPSHOT (/home/romartin/development/droolsjbpm/kie-eap-integration-test/kie-eap-modules/kie-eap-static-modules/org-hamcres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hamcrest:hamcrest-cor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jasypt:6.1.0-SNAPSHOT (/home/romartin/development/droolsjbpm/kie-eap-integration-test/kie-eap-modules/kie-eap-static-modules/org-jasyp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jasypt:jasypt:jar is missing. @ line 2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jsoup:6.1.0-SNAPSHOT (/home/romartin/development/droolsjbpm/kie-eap-integration-test/kie-eap-modules/kie-eap-static-modules/org-jsoup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jsoup:jsoup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ocpsoft-prettytime:6.1.0-SNAPSHOT (/home/romartin/development/droolsjbpm/kie-eap-integration-test/kie-eap-modules/kie-eap-static-modules/org-ocpsoft-prettytime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ocpsoft.prettytime:prettytim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restlet-jse:6.1.0-SNAPSHOT (/home/romartin/development/droolsjbpm/kie-eap-integration-test/kie-eap-modules/kie-eap-static-modules/org-restlet-jse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restlet.jse:org.restlet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xmlpull:6.1.0-SNAPSHOT (/home/romartin/development/droolsjbpm/kie-eap-integration-test/kie-eap-modules/kie-eap-static-modules/xmlpull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xmlpull:xmlpull:jar is missing. @ line 2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xpp3:6.1.0-SNAPSHOT (/home/romartin/development/droolsjbpm/kie-eap-integration-test/kie-eap-modules/kie-eap-static-modules/xpp3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xpp3:xpp3_min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sshd:6.1.0-SNAPSHOT (/home/romartin/development/droolsjbpm/kie-eap-integration-test/kie-eap-modules/kie-eap-static-modules/org-apache-sshd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sshd:sshd-core:jar is missing. @ line 2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To see the full stack trace of the errors, re-run Maven with the -e switch.</text:p>
          </table:table-cell>
        </table:table-row>
        <table:table-row table:style-name="ro1">
          <table:table-cell office:value-type="string" calcext:value-type="string">
            <text:p>[ERROR] Re-run Maven using the -X switch to enable full debug logging.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For more information about the errors and possible solutions, please read the following articles:</text:p>
          </table:table-cell>
        </table:table-row>
        <table:table-row table:style-name="ro1">
          <table:table-cell office:value-type="string" calcext:value-type="string">
            <text:p>[ERROR] [Help 1] http://cwiki.apache.org/confluence/display/MAVEN/ProjectBuildingException</text:p>
          </table:table-cell>
        </table:table-row>
      </table:table>
      <table:table table:name="Dependency versions before removing them from modules" table:style-name="ta1">
        <table:table-column table:style-name="co4" table:default-cell-style-name="Default"/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Static module definitions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kie-eap-static-module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ki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ki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httpcomponents:httpclient:jar:4.2.1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apache.ant:ant:jar:1.8.2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ore:jar:4.2.1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org.apache.ant:ant-launcher:jar:1.8.2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mpat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wagon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-builder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repository-metadata:jar:3.0.5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4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:jar:2.0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file:jar:1.13.1:compile</text:p>
          </table:table-cell>
        </table:table-row>
        <table:table-row table:style-name="ro1">
          <table:table-cell office:value-type="string" calcext:value-type="string">
            <text:p>[INFO] <text:s text:c="3"/>org.kie:kie-ci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maven:maven-artifact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plugin-api:jar:3.0.5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-shared4:jar:2.0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re:jar:3.0.5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aether-provi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drool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drool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commons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xml.bind:jaxb-api:jar:2.2.5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guided-scorecard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datamodel-api:jar:6.1.0-SNAPSHOT:compile</text:p>
          </table:table-cell>
        </table:table-row>
        <table:table-row table:style-name="ro1">
          <table:table-cell office:value-type="string" calcext:value-type="string">
            <text:p>[INFO] <text:s text:c="3"/>stax:stax-api:jar:1.0.1:compile</text:p>
          </table:table-cell>
        </table:table-row>
        <table:table-row table:style-name="ro1">
          <table:table-cell office:value-type="string" calcext:value-type="string">
            <text:p>[INFO] <text:s text:c="3"/>org.drools:drools-decisiontabl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poi:poi-ooxml:jar:3.9:compile</text:p>
          </table:table-cell>
        </table:table-row>
        <table:table-row table:style-name="ro1">
          <table:table-cell office:value-type="string" calcext:value-type="string">
            <text:p>[INFO] <text:s text:c="3"/>org.apache.xmlbeans:xmlbeans:jar:2.3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apache.poi:poi-ooxml-schemas:jar:3.9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drools:drools-scorecards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test-scenarios:jar:6.1.0-SNAPSHOT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guided-dtable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poi:poi:jar:3.9:compile</text:p>
          </table:table-cell>
        </table:table-row>
        <table:table-row table:style-name="ro1">
          <table:table-cell office:value-type="string" calcext:value-type="string">
            <text:p>[INFO] <text:s text:c="3"/>org.drools:drools-persistence-jpa:jar:6.1.0-SNAPSHOT:compile</text:p>
          </table:table-cell>
        </table:table-row>
        <table:table-row table:style-name="ro1">
          <table:table-cell office:value-type="string" calcext:value-type="string">
            <text:p>[INFO] <text:s text:c="3"/>dom4j:dom4j:jar:1.6.1:compile</text:p>
          </table:table-cell>
        </table:table-row>
        <table:table-row table:style-name="ro1">
          <table:table-cell office:value-type="string" calcext:value-type="string">
            <text:p>[INFO] <text:s text:c="3"/>org.drools:drools-templat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hibernate.javax.persistence:hibernate-jpa-2.0-api:jar:1.0.1.Final:compile</text:p>
          </table:table-cell>
        </table:table-row>
        <table:table-row table:style-name="ro1">
          <table:table-cell office:value-type="string" calcext:value-type="string">
            <text:p>[INFO] <text:s text:c="3"/>com.sun.xml.bind:jaxb-xjc:jar:2.2.5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transaction:jta:jar:1.1:compile</text:p>
          </table:table-cell>
        </table:table-row>
        <table:table-row table:style-name="ro1">
          <table:table-cell office:value-type="string" calcext:value-type="string">
            <text:p>[INFO] <text:s text:c="3"/>org.javassist:javassist:jar:3.15.0-GA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guided-template:jar:6.1.0-SNAPSHOT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pm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pm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httpcomponents:httpclient:jar:4.2.1:compile</text:p>
          </table:table-cell>
        </table:table-row>
        <table:table-row table:style-name="ro1">
          <table:table-cell office:value-type="string" calcext:value-type="string">
            <text:p>[INFO] <text:s text:c="3"/>org.jdom:jdom:jar:1.1.3:compile</text:p>
          </table:table-cell>
        </table:table-row>
        <table:table-row table:style-name="ro1">
          <table:table-cell office:value-type="string" calcext:value-type="string">
            <text:p>[INFO] <text:s text:c="3"/>org.apache.cxf:cxf-rt-bindings-xml:jar:2.6.8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freemarker:freemarker:jar:2.3.19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jbpm:jbpm-kie-servic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jakarta-regexp:jakarta-regexp:jar:1.4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apache.ant:ant:jar:1.8.2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org.jboss.spec.javax.interceptor:jboss-interceptors-api_1.1_spec:jar:1.0.0.Beta1:compile</text:p>
          </table:table-cell>
        </table:table-row>
        <table:table-row table:style-name="ro1">
          <table:table-cell office:value-type="string" calcext:value-type="string">
            <text:p>[INFO] <text:s text:c="3"/>org.jboss.weld:weld-spi:jar:1.1.Final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ore:jar:4.2.1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codehaus.woodstox:woodstox-core-asl:jar:4.2.0:compile</text:p>
          </table:table-cell>
        </table:table-row>
        <table:table-row table:style-name="ro1">
          <table:table-cell office:value-type="string" calcext:value-type="string">
            <text:p>[INFO] <text:s text:c="3"/>org.jboss.weld:weld-core:jar:1.1.13.Final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org.apache.ant:ant-launcher:jar:1.8.2:compile</text:p>
          </table:table-cell>
        </table:table-row>
        <table:table-row table:style-name="ro1">
          <table:table-cell office:value-type="string" calcext:value-type="string">
            <text:p>[INFO] <text:s text:c="3"/>commons-httpclient:commons-httpclient:jar:3.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wagon:jar:1.13.1:compile</text:p>
          </table:table-cell>
        </table:table-row>
        <table:table-row table:style-name="ro1">
          <table:table-cell office:value-type="string" calcext:value-type="string">
            <text:p>[INFO] <text:s text:c="3"/>org.jbpm:jbpm-audit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oss.spec.javax.el:jboss-el-api_2.2_spec:jar:1.0.2.Final:compile</text:p>
          </table:table-cell>
        </table:table-row>
        <table:table-row table:style-name="ro1">
          <table:table-cell office:value-type="string" calcext:value-type="string">
            <text:p>[INFO] <text:s text:c="3"/>org.jboss.solder:solder-logging:jar:3.2.1.Final:compile</text:p>
          </table:table-cell>
        </table:table-row>
        <table:table-row table:style-name="ro1">
          <table:table-cell office:value-type="string" calcext:value-type="string">
            <text:p>[INFO] <text:s text:c="3"/>jivesoftware:smack:jar:3.1.0:compile</text:p>
          </table:table-cell>
        </table:table-row>
        <table:table-row table:style-name="ro1">
          <table:table-cell office:value-type="string" calcext:value-type="string">
            <text:p>[INFO] <text:s text:c="3"/>org.jbpm:jbpm-executor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-builder:jar:3.0.5:compile</text:p>
          </table:table-cell>
        </table:table-row>
        <table:table-row table:style-name="ro1">
          <table:table-cell office:value-type="string" calcext:value-type="string">
            <text:p>[INFO] <text:s text:c="3"/>org.jbpm:jbpm-flow-build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mail:mail:jar:1.4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repository-metadata:jar:3.0.5:compile</text:p>
          </table:table-cell>
        </table:table-row>
        <table:table-row table:style-name="ro1">
          <table:table-cell office:value-type="string" calcext:value-type="string">
            <text:p>[INFO] <text:s text:c="3"/>javax.xml.stream:stax-api:jar:1.0-2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analyzers-common:jar:4.0.0:compile</text:p>
          </table:table-cell>
        </table:table-row>
        <table:table-row table:style-name="ro1">
          <table:table-cell office:value-type="string" calcext:value-type="string">
            <text:p>[INFO] <text:s text:c="3"/>org.jbpm:jbpm-workitems:jar:6.1.0-SNAPSHOT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ch.qos.cal10n:cal10n-api:jar:0.7.4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annotation:jsr250-api:jar:1.0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compress:jar:1.4.1:compile</text:p>
          </table:table-cell>
        </table:table-row>
        <table:table-row table:style-name="ro1">
          <table:table-cell office:value-type="string" calcext:value-type="string">
            <text:p>[INFO] <text:s text:c="3"/>org.codehaus.woodstox:stax2-api:jar:3.1.1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workitems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oss.solder:solder-api:jar:3.2.1.Final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commons-net:commons-net:jar:2.2:compile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kie:kie-ci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persistence-jpa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maven:maven-artifact:jar:3.0.5:compile</text:p>
          </table:table-cell>
        </table:table-row>
        <table:table-row table:style-name="ro1">
          <table:table-cell office:value-type="string" calcext:value-type="string">
            <text:p>[INFO] <text:s text:c="3"/>org.apache.cxf:cxf-rt-bindings-soap:jar:2.6.8:compile</text:p>
          </table:table-cell>
        </table:table-row>
        <table:table-row table:style-name="ro1">
          <table:table-cell office:value-type="string" calcext:value-type="string">
            <text:p>[INFO] <text:s text:c="3"/>com.google.guava:guava:jar:13.0.1:compile</text:p>
          </table:table-cell>
        </table:table-row>
        <table:table-row table:style-name="ro1">
          <table:table-cell office:value-type="string" calcext:value-type="string">
            <text:p>[INFO] <text:s text:c="3"/>dom4j:dom4j:jar:1.6.1:compile</text:p>
          </table:table-cell>
        </table:table-row>
        <table:table-row table:style-name="ro1">
          <table:table-cell office:value-type="string" calcext:value-type="string">
            <text:p>[INFO] <text:s text:c="3"/>org.apache.cxf:cxf-rt-frontend-jaxws:jar:2.6.8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.xmi:jar:2.5.0.v20100521-1846:compile</text:p>
          </table:table-cell>
        </table:table-row>
        <table:table-row table:style-name="ro1">
          <table:table-cell office:value-type="string" calcext:value-type="string">
            <text:p>[INFO] <text:s text:c="3"/>org.apache.neethi:neethi:jar:3.0.2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re:jar:3.0.5:compile</text:p>
          </table:table-cell>
        </table:table-row>
        <table:table-row table:style-name="ro1">
          <table:table-cell office:value-type="string" calcext:value-type="string">
            <text:p>[INFO] <text:s text:c="3"/>org.apache.cxf:cxf-rt-ws-addr:jar:2.6.8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ies:jar:4.0.0:compile</text:p>
          </table:table-cell>
        </table:table-row>
        <table:table-row table:style-name="ro1">
          <table:table-cell office:value-type="string" calcext:value-type="string">
            <text:p>[INFO] <text:s text:c="3"/>asm:asm:jar:3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javax.activation:activation:jar:1.1.1:compile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javamail_1.4_spec:jar:1.7.1:compile</text:p>
          </table:table-cell>
        </table:table-row>
        <table:table-row table:style-name="ro1">
          <table:table-cell office:value-type="string" calcext:value-type="string">
            <text:p>[INFO] <text:s text:c="3"/>org.jbpm:jbpm-bpmn2-emfextmodel:jar:6.1.0-SNAPSHOT:compile</text:p>
          </table:table-cell>
        </table:table-row>
        <table:table-row table:style-name="ro1">
          <table:table-cell office:value-type="string" calcext:value-type="string">
            <text:p>[INFO] <text:s text:c="3"/>org.tukaani:xz:jar:1.0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jpa:jar:6.1.0-SNAPSHOT:compile</text:p>
          </table:table-cell>
        </table:table-row>
        <table:table-row table:style-name="ro1">
          <table:table-cell office:value-type="string" calcext:value-type="string">
            <text:p>[INFO] <text:s text:c="3"/>commons-lang:commons-lang:jar:2.6:compile</text:p>
          </table:table-cell>
        </table:table-row>
        <table:table-row table:style-name="ro1">
          <table:table-cell office:value-type="string" calcext:value-type="string">
            <text:p>[INFO] <text:s text:c="3"/>org.jbpm:jbpm-bpmn2:jar:6.1.0-SNAPSHOT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apache.cxf:cxf-rt-transports-http:jar:2.6.8:compile</text:p>
          </table:table-cell>
        </table:table-row>
        <table:table-row table:style-name="ro1">
          <table:table-cell office:value-type="string" calcext:value-type="string">
            <text:p>[INFO] <text:s text:c="3"/>joda-time:joda-time:jar:1.6.2:compile</text:p>
          </table:table-cell>
        </table:table-row>
        <table:table-row table:style-name="ro1">
          <table:table-cell office:value-type="string" calcext:value-type="string">
            <text:p>[INFO] <text:s text:c="3"/>org.apache.ws.xmlschema:xmlschema-core:jar:2.0.3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 <text:s text:c="3"/>org.jbpm:jbpm-flow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cxf:cxf-rt-ws-policy:jar:2.6.8:compile</text:p>
          </table:table-cell>
        </table:table-row>
        <table:table-row table:style-name="ro1">
          <table:table-cell office:value-type="string" calcext:value-type="string">
            <text:p>[INFO] <text:s text:c="3"/>org.apache.cxf:cxf-rt-core:jar:2.6.8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mpat:jar:3.0.5:compile</text:p>
          </table:table-cell>
        </table:table-row>
        <table:table-row table:style-name="ro1">
          <table:table-cell office:value-type="string" calcext:value-type="string">
            <text:p>[INFO] <text:s text:c="3"/>org.slf4j:slf4j-ext:jar:1.7.2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sandbox:jar:4.0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exec:jar:1.0.1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audit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persistence-jpa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runtime-manager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transaction:jta:jar:1.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common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4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:jar:2.0:compile</text:p>
          </table:table-cell>
        </table:table-row>
        <table:table-row table:style-name="ro1">
          <table:table-cell office:value-type="string" calcext:value-type="string">
            <text:p>[INFO] <text:s text:c="3"/>xml-resolver:xml-resolver:jar:1.2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shared-servic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commons-collections:commons-collections:jar:3.2.1:compile</text:p>
          </table:table-cell>
        </table:table-row>
        <table:table-row table:style-name="ro1">
          <table:table-cell office:value-type="string" calcext:value-type="string">
            <text:p>[INFO] <text:s text:c="3"/>org.apache.cxf:cxf-rt-frontend-simple:jar:2.6.8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file:jar:1.13.1:compile</text:p>
          </table:table-cell>
        </table:table-row>
        <table:table-row table:style-name="ro1">
          <table:table-cell office:value-type="string" calcext:value-type="string">
            <text:p>[INFO] <text:s text:c="3"/>javax.enterprise:cdi-api:jar:1.0-SP4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core:jar:4.0.0:compile</text:p>
          </table:table-cell>
        </table:table-row>
        <table:table-row table:style-name="ro1">
          <table:table-cell office:value-type="string" calcext:value-type="string">
            <text:p>[INFO] <text:s text:c="3"/>org.apache.cxf:cxf-rt-databinding-jaxb:jar:2.6.8:compile</text:p>
          </table:table-cell>
        </table:table-row>
        <table:table-row table:style-name="ro1">
          <table:table-cell office:value-type="string" calcext:value-type="string">
            <text:p>[INFO] <text:s text:c="3"/>javax.inject:javax.inject:jar:1:compile</text:p>
          </table:table-cell>
        </table:table-row>
        <table:table-row table:style-name="ro1">
          <table:table-cell office:value-type="string" calcext:value-type="string">
            <text:p>[INFO] <text:s text:c="3"/>rome:rome:jar:1.0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plugin-api:jar:3.0.5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hibernate.javax.persistence:hibernate-jpa-2.0-api:jar:1.0.1.Final:compile</text:p>
          </table:table-cell>
        </table:table-row>
        <table:table-row table:style-name="ro1">
          <table:table-cell office:value-type="string" calcext:value-type="string">
            <text:p>[INFO] <text:s text:c="3"/>com.sun.xml.bind:jaxb-xjc:jar:2.2.5:compile</text:p>
          </table:table-cell>
        </table:table-row>
        <table:table-row table:style-name="ro1">
          <table:table-cell office:value-type="string" calcext:value-type="string">
            <text:p>[INFO] <text:s text:c="3"/>jdom:jdom:jar:1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yparser:jar:4.0.0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-shared4:jar:2.0:compile</text:p>
          </table:table-cell>
        </table:table-row>
        <table:table-row table:style-name="ro1">
          <table:table-cell office:value-type="string" calcext:value-type="string">
            <text:p>[INFO] <text:s text:c="3"/>org.apache.cxf:cxf-api:jar:2.6.8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core:jar:6.1.0-SNAPSHOT:compile</text:p>
          </table:table-cell>
        </table:table-row>
        <table:table-row table:style-name="ro1">
          <table:table-cell office:value-type="string" calcext:value-type="string">
            <text:p>[INFO] <text:s text:c="3"/>wsdl4j:wsdl4j:jar:1.6.2:compile</text:p>
          </table:table-cell>
        </table:table-row>
        <table:table-row table:style-name="ro1">
          <table:table-cell office:value-type="string" calcext:value-type="string">
            <text:p>[INFO] <text:s text:c="3"/>org.javassist:javassist:jar:3.15.0-GA:compile</text:p>
          </table:table-cell>
        </table:table-row>
        <table:table-row table:style-name="ro1">
          <table:table-cell office:value-type="string" calcext:value-type="string">
            <text:p>[INFO] <text:s text:c="3"/>org.apache.maven:maven-aether-provider:jar:3.0.5:compile</text:p>
          </table:table-cell>
        </table:table-row>
        <table:table-row table:style-name="ro1">
          <table:table-cell office:value-type="string" calcext:value-type="string">
            <text:p>[INFO] <text:s text:c="3"/>org.jboss.weld:weld-api:jar:1.1.Final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pm static module for BRMS distribution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pm-minima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org.jbpm:jbpm-flow:jar:6.1.0-SNAPSHOT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jbpm:jbpm-bpmn2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flow-build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oda-time:joda-time:jar:1.6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aeth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aeth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wagon:jar:1.13.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file:jar:1.13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an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an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ant:ant-launcher:jar:1.8.2:compile</text:p>
          </table:table-cell>
        </table:table-row>
        <table:table-row table:style-name="ro1">
          <table:table-cell office:value-type="string" calcext:value-type="string">
            <text:p>[INFO] <text:s text:c="3"/>org.apache.ant:ant:jar:1.8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ame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ame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camel:camel-core:jar:2.10.3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org.apache.camel:spi-annotations:jar:2.12.1:compile</text:p>
          </table:table-cell>
        </table:table-row>
        <table:table-row table:style-name="ro1">
          <table:table-cell office:value-type="string" calcext:value-type="string">
            <text:p>[INFO] <text:s text:c="3"/>net.sf.josql:gentlyweb-utils:jar:1.5:compile</text:p>
          </table:table-cell>
        </table:table-row>
        <table:table-row table:style-name="ro1">
          <table:table-cell office:value-type="string" calcext:value-type="string">
            <text:p>[INFO] <text:s text:c="3"/>org.apache.camel:apt:jar:2.12.1:compile</text:p>
          </table:table-cell>
        </table:table-row>
        <table:table-row table:style-name="ro1">
          <table:table-cell office:value-type="string" calcext:value-type="string">
            <text:p>[INFO] <text:s text:c="3"/>net.sf.josql:josql:jar:1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camel:camel-josql:jar:2.12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codehouse-plexu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codehouse-plexu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math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math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commons:commons-math:jar:2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compres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compres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commons:commons-compress:jar:1.4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tukaani:xz:jar:1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exec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exec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commons:commons-exec:jar:1.0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helix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helix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camel:camel-core:jar:2.10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log4j:log4j:jar:1.2.17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net.sf.josql:gentlyweb-utils:jar:1.5:compile</text:p>
          </table:table-cell>
        </table:table-row>
        <table:table-row table:style-name="ro1">
          <table:table-cell office:value-type="string" calcext:value-type="string">
            <text:p>[INFO] <text:s text:c="3"/>org.apache.zookeeper:zookeeper:jar:3.3.4:compile</text:p>
          </table:table-cell>
        </table:table-row>
        <table:table-row table:style-name="ro1">
          <table:table-cell office:value-type="string" calcext:value-type="string">
            <text:p>[INFO] <text:s text:c="3"/>com.google.guava:guava:jar:13.0.1:compile</text:p>
          </table:table-cell>
        </table:table-row>
        <table:table-row table:style-name="ro1">
          <table:table-cell office:value-type="string" calcext:value-type="string">
            <text:p>[INFO] <text:s text:c="3"/>org.codehaus.jackson:jackson-mapper-asl:jar:1.9.9:compile</text:p>
          </table:table-cell>
        </table:table-row>
        <table:table-row table:style-name="ro1">
          <table:table-cell office:value-type="string" calcext:value-type="string">
            <text:p>[INFO] <text:s text:c="3"/>com.github.sgroschupf:zkclient:jar:0.1:compile</text:p>
          </table:table-cell>
        </table:table-row>
        <table:table-row table:style-name="ro1">
          <table:table-cell office:value-type="string" calcext:value-type="string">
            <text:p>[INFO] <text:s text:c="3"/>org.apache.helix:helix-core:jar:0.6.2-incubating:compile</text:p>
          </table:table-cell>
        </table:table-row>
        <table:table-row table:style-name="ro1">
          <table:table-cell office:value-type="string" calcext:value-type="string">
            <text:p>[INFO] <text:s text:c="3"/>org.restlet.jse:org.restlet:jar:2.1.4:compile</text:p>
          </table:table-cell>
        </table:table-row>
        <table:table-row table:style-name="ro1">
          <table:table-cell office:value-type="string" calcext:value-type="string">
            <text:p>[INFO] <text:s text:c="3"/>org.codehaus.jackson:jackson-core-asl:jar:1.9.9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yaml:snakeyaml:jar:1.8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commons-cli:commons-cli:jar:1.2:compile</text:p>
          </table:table-cell>
        </table:table-row>
        <table:table-row table:style-name="ro1">
          <table:table-cell office:value-type="string" calcext:value-type="string">
            <text:p>[INFO] <text:s text:c="3"/>net.sf.josql:josql:jar:1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line:jline:jar:0.9.94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math:jar:2.2:compile</text:p>
          </table:table-cell>
        </table:table-row>
        <table:table-row table:style-name="ro1">
          <table:table-cell office:value-type="string" calcext:value-type="string">
            <text:p>[INFO] <text:s text:c="3"/>org.apache.camel:camel-josql:jar:2.12.1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eclipse-jgi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eclipse-jgi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jcraft:jsch:jar:0.1.48:compile</text:p>
          </table:table-cell>
        </table:table-row>
        <table:table-row table:style-name="ro1">
          <table:table-cell office:value-type="string" calcext:value-type="string">
            <text:p>[INFO] <text:s text:c="3"/>org.eclipse.jgit:org.eclipse.jgit:jar:2.1.0.201209190230-r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lucen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lucen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akarta-regexp:jakarta-regexp:jar:1.4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codecs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yparser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core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sandbox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ies:jar:4.0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lucene:lucene-analyzers-common:jar:4.0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mave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mave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mpat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apache.maven:maven-artifact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:jar:3.0.5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plugin-api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re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repository-metadata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aether-provi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mve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mve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ne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ne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net:commons-net:jar:2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poi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poi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xmlbeans:xmlbeans:jar:2.3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poi:poi-ooxml-schemas:jar:3.9:compile</text:p>
          </table:table-cell>
        </table:table-row>
        <table:table-row table:style-name="ro1">
          <table:table-cell office:value-type="string" calcext:value-type="string">
            <text:p>[INFO] <text:s text:c="3"/>org.apache.poi:poi:jar:3.9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dom4j:dom4j:jar:1.6.1:compile</text:p>
          </table:table-cell>
        </table:table-row>
        <table:table-row table:style-name="ro1">
          <table:table-cell office:value-type="string" calcext:value-type="string">
            <text:p>[INFO] <text:s text:c="3"/>stax:stax-api:jar:1.0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poi:poi-ooxml:jar:3.9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protobuf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protobuf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sisu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sisu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opalliance:aopalliance:jar:1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javax.inject:javax.inject:jar:1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ntainer-default:jar:1.0-alpha-9-stable-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tukaani-js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tukaani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tukaani:xz:jar:1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oss-sold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oss-sold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boss.solder:solder-api:jar:3.2.1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jboss.solder:solder-logging:jar:3.2.1.Final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mave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mave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sonatype.maven:wagon-ahc:jar:1.2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ning:async-http-client:jar:1.6.5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jboss.netty:netty:jar:3.2.6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plexu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plexu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vf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vf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commons-vfs:commons-vfs:jar:1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maven-wag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maven-wag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lient:jar:4.2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:jar:2.0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-shared4:jar:2.0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ore:jar:4.2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mina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mina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mina:mina-core:jar:2.0.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zookeep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zookeep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log4j:log4j:jar:1.2.17:compile</text:p>
          </table:table-cell>
        </table:table-row>
        <table:table-row table:style-name="ro1">
          <table:table-cell office:value-type="string" calcext:value-type="string">
            <text:p>[INFO] <text:s text:c="3"/>org.apache.zookeeper:zookeeper:jar:3.3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bati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bati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batik:batik-svg-dom:jar:1.6-1:compile</text:p>
          </table:table-cell>
        </table:table-row>
        <table:table-row table:style-name="ro1">
          <table:table-cell office:value-type="string" calcext:value-type="string">
            <text:p>[INFO] <text:s text:c="3"/>batik:batik-ext:jar:1.6-1:compile</text:p>
          </table:table-cell>
        </table:table-row>
        <table:table-row table:style-name="ro1">
          <table:table-cell office:value-type="string" calcext:value-type="string">
            <text:p>[INFO] <text:s text:c="3"/>batik:batik-gvt:jar:1.6-1:compile</text:p>
          </table:table-cell>
        </table:table-row>
        <table:table-row table:style-name="ro1">
          <table:table-cell office:value-type="string" calcext:value-type="string">
            <text:p>[INFO] <text:s text:c="3"/>batik:batik-script:jar:1.6-1:compile</text:p>
          </table:table-cell>
        </table:table-row>
        <table:table-row table:style-name="ro1">
          <table:table-cell office:value-type="string" calcext:value-type="string">
            <text:p>[INFO] <text:s text:c="3"/>batik:batik-svggen:jar:1.6-1:compile</text:p>
          </table:table-cell>
        </table:table-row>
        <table:table-row table:style-name="ro1">
          <table:table-cell office:value-type="string" calcext:value-type="string">
            <text:p>[INFO] <text:s text:c="3"/>batik:batik-dom:jar:1.6-1:compile</text:p>
          </table:table-cell>
        </table:table-row>
        <table:table-row table:style-name="ro1">
          <table:table-cell office:value-type="string" calcext:value-type="string">
            <text:p>[INFO] <text:s text:c="3"/>batik:batik-css:jar:1.6-1:compile</text:p>
          </table:table-cell>
        </table:table-row>
        <table:table-row table:style-name="ro1">
          <table:table-cell office:value-type="string" calcext:value-type="string">
            <text:p>[INFO] <text:s text:c="3"/>batik:batik-bridge:jar:1.6-1:compile</text:p>
          </table:table-cell>
        </table:table-row>
        <table:table-row table:style-name="ro1">
          <table:table-cell office:value-type="string" calcext:value-type="string">
            <text:p>[INFO] <text:s text:c="3"/>rhino:js:jar:1.7R2:compile</text:p>
          </table:table-cell>
        </table:table-row>
        <table:table-row table:style-name="ro1">
          <table:table-cell office:value-type="string" calcext:value-type="string">
            <text:p>[INFO] <text:s text:c="3"/>batik:batik-transcoder:jar:1.6-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batik:batik-gui-util:jar:1.6-1:compile</text:p>
          </table:table-cell>
        </table:table-row>
        <table:table-row table:style-name="ro1">
          <table:table-cell office:value-type="string" calcext:value-type="string">
            <text:p>[INFO] <text:s text:c="3"/>batik:batik-xml:jar:1.6-1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xerces:xercesImpl:jar:2.9.1:compile</text:p>
          </table:table-cell>
        </table:table-row>
        <table:table-row table:style-name="ro1">
          <table:table-cell office:value-type="string" calcext:value-type="string">
            <text:p>[INFO] <text:s text:c="3"/>batik:batik-util:jar:1.6-1:compile</text:p>
          </table:table-cell>
        </table:table-row>
        <table:table-row table:style-name="ro1">
          <table:table-cell office:value-type="string" calcext:value-type="string">
            <text:p>[INFO] <text:s text:c="3"/>batik:batik-extension:jar:1.6-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batik:batik-parser:jar:1.6-1:compile</text:p>
          </table:table-cell>
        </table:table-row>
        <table:table-row table:style-name="ro1">
          <table:table-cell office:value-type="string" calcext:value-type="string">
            <text:p>[INFO] <text:s text:c="3"/>batik:batik-awt-util:jar:1.6-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httpclien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httpclien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mons-httpclient:commons-httpclient:jar:3.1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fileupload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fileupload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fileupload:commons-fileupload:jar:1.2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jxpath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jxpath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jxpath:commons-jxpath:jar:1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logging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logging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-api:jar: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opensymphony-quartz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opensymphony-quartz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quartz-scheduler:quartz:jar:1.8.5:compile</text:p>
          </table:table-cell>
        </table:table-row>
        <table:table-row table:style-name="ro1">
          <table:table-cell office:value-type="string" calcext:value-type="string">
            <text:p>[INFO] <text:s text:c="3"/>javax.transaction:jta:jar: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uni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uni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xmlbean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xmlbean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xmlbeans:xmlbeans:jar:2.3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stax:stax-api:jar:1.0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lang3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lang3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lang3:jar:3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opallianc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opallianc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opalliance:aopalliance:jar:1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rgs4j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rgs4j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rgs4j:args4j:jar:2.0.1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sm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sm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sm:asm:jar:3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valon-framewor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valon-framewor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avalon-framework:avalon-framework:jar:4.1.4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h-qos-logbac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h-qos-logbac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ch.qos.logback:logback-core:jar:1.0.9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h.qos.logback:logback-classic:jar:1.0.9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ithub-sgroschupf-zkclien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ithub-sgroschupf-zkclien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log4j:log4j:jar:1.2.17:compile</text:p>
          </table:table-cell>
        </table:table-row>
        <table:table-row table:style-name="ro1">
          <table:table-cell office:value-type="string" calcext:value-type="string">
            <text:p>[INFO] <text:s text:c="3"/>com.github.sgroschupf:zkclient:jar:0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line:jline:jar:0.9.94:compile</text:p>
          </table:table-cell>
        </table:table-row>
        <table:table-row table:style-name="ro1">
          <table:table-cell office:value-type="string" calcext:value-type="string">
            <text:p>[INFO] <text:s text:c="3"/>org.apache.zookeeper:zookeeper:jar:3.3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code-findbug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code-findbug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google.code.findbugs:jsr305:jar:1.3.9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injec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injec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opalliance:aopalliance:jar:1.0:compile</text:p>
          </table:table-cell>
        </table:table-row>
        <table:table-row table:style-name="ro1">
          <table:table-cell office:value-type="string" calcext:value-type="string">
            <text:p>[INFO] <text:s text:c="3"/>javax.inject:javax.inject:jar:1:compile</text:p>
          </table:table-cell>
        </table:table-row>
        <table:table-row table:style-name="ro1">
          <table:table-cell office:value-type="string" calcext:value-type="string">
            <text:p>[INFO] <text:s text:c="3"/>com.google.inject:guice:jar:3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code-jarja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code-jarja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googlecode.jarjar:jarjar:jar: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jcraf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jcraf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jcraft:jsch:jar:0.1.48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ning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ning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ning:async-http-client:jar:1.6.5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jboss.netty:netty:jar:3.2.6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thoughtworks-xstream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thoughtworks-xstream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jakarta-regexp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jakarta-regexp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akarta-regexp:jakarta-regexp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javax-ws-r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javax-ws-r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avax.ws.rs:jsr311-api:jar:1.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jivesoftwar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jivesoftwar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ivesoftware:smack:jar:3.1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net-sf-josq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net-sf-josq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net.sf.josql:gentlyweb-utils:jar:1.5:compile</text:p>
          </table:table-cell>
        </table:table-row>
        <table:table-row table:style-name="ro1">
          <table:table-cell office:value-type="string" calcext:value-type="string">
            <text:p>[INFO] <text:s text:c="3"/>net.sf.josql:josql:jar:1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net-sf-opencsv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net-sf-opencsv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net.sf.opencsv:opencsv:jar:2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.antl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.antl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ntlr:antlr:jar:3.5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ntlr:ST4:jar:4.0.7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abdera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abdera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activation_1.0.2_spec:jar:1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abdera:abdera-i18n:jar:1.1.2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avalon-framewor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avalon-framewor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avalon.framework:avalon-framework-api:jar:4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geronimo-spec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geronimo-spec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activation_1.0.2_spec:jar:1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javamail_1.4_spec:jar:1.7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xmlgraphic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xmlgraphic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avalon.framework:avalon-framework-api:jar:4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xmlgraphics:fop:jar:0.9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xmlgraphics:xmlgraphics-commons:jar:1.4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beanshel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beanshel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beanshell:bsh:jar:1.3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codehaus-woodstox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codehaus-woodstox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codehaus.woodstox:stax2-api:jar:3.1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avax.xml.stream:stax-api:jar:1.0-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eclipse-emf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eclipse-emf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.xmi:jar:2.5.0.v20100521-1846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common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eclips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eclips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eclipse:org.eclipse.bpmn2:jar:0.7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freemark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freemark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freemarker:freemarker:jar:2.3.19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hamcres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hamcres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asyp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asyp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asypt:jasypt:jar:1.9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oss-netty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oss-netty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boss.netty:netty:jar:3.2.6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oss-seam-transacti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oss-seam-transacti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boss.seam.transaction:seam-transaction-api:jar:3.1.0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s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s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son:json:jar:200902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soup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soup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ocpsoft-prettytim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ocpsoft-prettytim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ocpsoft.prettytime:prettytime:jar:3.0.2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osgi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osgi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osgi:org.osgi.compendium:jar:4.2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restlet-js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restlet-js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restlet.jse:org.restlet:jar:2.1.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rhino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rhino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rhino:js:jar:1.7R2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rom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rom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dom:jdom:jar:1.0:compile</text:p>
          </table:table-cell>
        </table:table-row>
        <table:table-row table:style-name="ro1">
          <table:table-cell office:value-type="string" calcext:value-type="string">
            <text:p>[INFO] <text:s text:c="3"/>rome:rome:jar:1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xmlpul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xmlpul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xpp3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xpp3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sshd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sshd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sshd:sshd-core:jar:0.9.0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mina:mina-core:jar:2.0.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code-gs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code-gs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com.google.code.gson:gson:jar:1.7.2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7">00/00/0000</text:date>, <text:time style:data-style-name="N2" text:time-value="0000-00-00T00:00:01.3183726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 Martinez</meta:initial-creator>
    <meta:creation-date>2014-02-05T21:34:35.509005893</meta:creation-date>
    <dc:date>2014-02-17T18:54:29.200778432</dc:date>
    <dc:creator>Roger Martinez</dc:creator>
    <meta:editing-duration>PT1H18M53S</meta:editing-duration>
    <meta:editing-cycles>16</meta:editing-cycles>
    <meta:generator>LibreOffice/4.1.1.2$Linux_X86_64 LibreOffice_project/7e4286b58adc75a14f6d83f53a03b6c11fa2903</meta:generator>
    <meta:document-statistic meta:table-count="3" meta:cell-count="1689" meta:object-count="0"/>
  </office:meta>
</office:document-meta>
</file>